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b80" officeooo:paragraph-rsid="00154b80"/>
    </style:style>
    <style:style style:name="P2" style:family="paragraph" style:parent-style-name="Standard">
      <style:text-properties officeooo:rsid="0016e702" officeooo:paragraph-rsid="0016e702"/>
    </style:style>
    <style:style style:name="P3" style:family="paragraph" style:parent-style-name="Standard">
      <style:text-properties officeooo:rsid="0018dea1" officeooo:paragraph-rsid="0018dea1"/>
    </style:style>
    <style:style style:name="T1" style:family="text">
      <style:text-properties officeooo:rsid="0016e702"/>
    </style:style>
    <style:style style:name="T2" style:family="text">
      <style:text-properties officeooo:rsid="0018dea1"/>
    </style:style>
    <style:style style:name="T3" style:family="text">
      <style:text-properties officeooo:rsid="0019c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не надо определить время выполнения программы с допустимой абсолютной погрешностью 1 с </text:p>
      <text:p text:style-name="P1"/>
      <text:p text:style-name="P1">решение</text:p>
      <text:p text:style-name="P1">1. измеряю степень загрузки процессора выбираю таймер с погрешностью 0,1 с</text:p>
      <text:p text:style-name="P1">2. измеряю время выполнения программы (с использованием приемов для уменьшения влияния других процессов)</text:p>
      <text:p text:style-name="P1">3. получил необходимое время</text:p>
      <text:p text:style-name="P1"/>
      <text:p text:style-name="P1">Мне надо определить время выполнения программы с относительной погрешностью 0.1%</text:p>
      <text:p text:style-name="P1">на удаленном сервере</text:p>
      <text:p text:style-name="P1"/>
      <text:p text:style-name="P1">решение</text:p>
      <text:p text:style-name="P1">1. оцениваю будильником время выполнения, получаю примерно 14 секунд, перевожу в необходимую абсолютную: 0,1 * 14 = 1,4 с</text:p>
      <text:p text:style-name="P1">2. загрузки нет, выбираю таймер с погрешностью 0,1 с</text:p>
      <text:p text:style-name="P1">3. измеряю программу этим таймером, получаю более точное время <text:span text:style-name="T1">13,1</text:span> с — новое оценочное время, через которое я вычисляю новую требуемую точность 0,1 * <text:span text:style-name="T1">13,1</text:span> = <text:span text:style-name="T1">1,31</text:span> с.</text:p>
      <text:p text:style-name="P2">Так как точность таймера выше чем новая требуемая абсолютная точность, то мы получили необходимое число 13,1 с.</text:p>
      <text:p text:style-name="P2"/>
      <text:p text:style-name="P2">Если бы я выбрал таймер с погрешностью 1 с, то я бы получил может 13 или 14 или 12 секунд, и тогда все было точно так же</text:p>
      <text:p text:style-name="P2"/>
      <text:p text:style-name="P2">А если бы я выбрал таймер 0,1 с но измерил изначально очень неточно 16 секунд, у меня была бы требуемая абсолютная точность 1,6 с</text:p>
      <text:p text:style-name="P2">а таймер на 0,1 выдал бы мне 13,1 → я получаю новую требуемую абс точность 1,31 с что все еще меньше чем мой таймер я снова получаю время измерения 13,1 с что опять правильно несмотря на то что я изначально измерил очень неточно, но я поступил умно выбрав таймер с высокой точностью,</text:p>
      <text:p text:style-name="P2"/>
      <text:p text:style-name="P2"/>
      <text:p text:style-name="P2">Если бы я и плохо изначально измерил 16 с → абс погрешность 1,6 с и выбрал бы не очень точный таймер с погрешностью 1 с, то получилось бы что я измерил бы 12, 13 или 14 секунд ну пусть 13 тогда новая абс погрешность = 1,3 что все еще больше чем погрешность таймера в 1 секунду <text:span text:style-name="T2">и результат измерения удовлетворяет условию об относительной погрешности в 10% (я имел ввиду 10 процентов)</text:span></text:p>
      <text:p text:style-name="P2"/>
      <text:p text:style-name="P2"/>
      <text:p text:style-name="P3">ну чтобы повторить надо выбрать очень неточный таймер например в 1,5 с и неточно измерить как я 16 сек. Тогда он выдаст например значение 13,5 это даст погрешность 1,35 что меньше погрешности таймера. Тогда для нового времени измеряем абс погрешность 13,5 * 0,1 = 1,35 — теперь выбираем таймер относительно этой границы, выберем таймер с погрешностью 1 с</text:p>
      <text:p text:style-name="P3">измерим получим вдруг значение 14 новая абс погрешность 1,4 &gt; 1 значит нам подходит время 14. В итоге мы получили менее точное время из за неудачи таймера, но оно подходит под наши требования, (хотя если бы измеряли по несколько раз и брали бы медианное значение то получили бы нормальное время)</text:p>
      <text:p text:style-name="P3"/>
      <text:p text:style-name="P3">Еще один вопрос а если бы требовалась бы меньшая погрешность? Точность в реально 0,1%?</text:p>
      <text:p text:style-name="P3">измерили типо 14 секунд примерно, выбрали таймер 0,001 с погрешность получили 13,143 <text:span text:style-name="T3">ищем абс погр = 0, 01314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3:44:58.460069326</meta:creation-date>
    <dc:date>2025-10-31T00:21:13.316372407</dc:date>
    <meta:editing-duration>PT3M33S</meta:editing-duration>
    <meta:editing-cycles>1</meta:editing-cycles>
    <meta:document-statistic meta:table-count="0" meta:image-count="0" meta:object-count="0" meta:page-count="1" meta:paragraph-count="20" meta:word-count="440" meta:character-count="2617" meta:non-whitespace-character-count="2194"/>
    <meta:generator>LibreOffice/24.2.7.2$Linux_X86_64 LibreOffice_project/420$Build-2</meta:generator>
  </office:meta>
</office:document-meta>
</file>